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etter-spacing="-0.011cm" style:font-size-asian="14pt" style:font-size-complex="14pt"/>
    </style:style>
    <style:style style:name="P6" style:family="paragraph" style:parent-style-name="Standard">
      <style:paragraph-properties fo:margin-left="0cm" fo:margin-right="0cm" fo:text-indent="1.249cm" style:auto-text-indent="false"/>
    </style:style>
    <style:style style:name="P7" style:family="paragraph" style:parent-style-name="Text_20_body_20_indent">
      <style:paragraph-properties fo:margin-left="0cm" fo:margin-right="0cm" fo:text-indent="0.635cm" style:auto-text-indent="false"/>
    </style:style>
    <style:style style:name="P8" style:family="paragraph" style:parent-style-name="Text_20_body_20_indent">
      <style:paragraph-properties fo:margin-left="0cm" fo:margin-right="0cm" fo:text-indent="0.635cm" style:auto-text-indent="false"/>
      <style:text-properties fo:color="#ff0000" fo:font-size="14pt" fo:letter-spacing="0.005cm" style:font-size-asian="14pt" style:font-size-complex="14pt"/>
    </style:style>
    <style:style style:name="P9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  <style:text-properties fo:font-size="14pt" fo:letter-spacing="-0.011cm" style:font-size-asian="14pt" style:font-size-complex="14pt"/>
    </style:style>
    <style:style style:name="P14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orphans="0" fo:widows="0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/>
      <style:text-properties fo:font-size="14pt" fo:letter-spacing="-0.011cm" style:font-size-asian="14pt" style:font-size-complex="14pt"/>
    </style:style>
    <style:style style:name="P17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Text_20_body_20_indent">
      <style:paragraph-properties fo:margin-left="0cm" fo:margin-right="0cm" fo:text-indent="1.249cm" style:auto-text-indent="false"/>
      <style:text-properties fo:color="#000000" fo:font-size="14pt" fo:letter-spacing="0.005cm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etter-spacing="-0.011cm" style:font-size-asian="14pt" style:font-size-complex="14pt"/>
    </style:style>
    <style:style style:name="T6" style:family="text">
      <style:text-properties fo:font-size="14pt" fo:letter-spacing="-0.011cm" fo:font-style="italic" style:font-size-asian="14pt" style:font-style-asian="italic" style:font-size-complex="14pt"/>
    </style:style>
    <style:style style:name="T7" style:family="text">
      <style:text-properties fo:text-transform="uppercase" fo:font-size="14pt" style:font-size-asian="14pt" style:font-size-complex="14pt"/>
    </style:style>
    <style:style style:name="T8" style:family="text">
      <style:text-properties style:font-name="Times New Roman CYR" fo:font-size="14pt" style:font-size-asian="14pt" style:font-name-complex="Times New Roman CYR" style:font-size-complex="14pt"/>
    </style:style>
    <style:style style:name="T9" style:family="text">
      <style:text-properties fo:color="#000000" fo:font-size="14pt" fo:letter-spacing="0.005cm" style:font-size-asian="14pt" style:font-size-complex="14pt"/>
    </style:style>
    <style:style style:name="T10" style:family="text">
      <style:text-properties fo:color="#000000" fo:font-size="14pt" fo:letter-spacing="0.004cm" style:font-size-asian="14pt" style:font-size-complex="14pt"/>
    </style:style>
    <style:style style:name="T11" style:family="text">
      <style:text-properties fo:color="#000000" fo:font-size="14pt" fo:letter-spacing="0.011cm" style:font-size-asian="14pt" style:font-size-complex="14pt"/>
    </style:style>
    <style:style style:name="T12" style:family="text">
      <style:text-properties fo:color="#000000" fo:font-size="14pt" fo:letter-spacing="-0.002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ОТОКОЛ ___</text:p>
      <text:p text:style-name="P4">заседания диссертационного совета_________ </text:p>
      <text:p text:style-name="P12">____________ 20___ г.</text:p>
      <text:p text:style-name="P3"/>
      <text:p text:style-name="P1"><text:span text:style-name="T3">ПРИСУТСТВОВАЛИ:</text:span><text:span text:style-name="T1"> </text:span><text:span text:style-name="T2">___ из _____ членов диссертационного совета: </text:span></text:p>
      <text:p text:style-name="P4">д.м.н. Иванов И.И., д.м.н. <text:s/>Петров И.И. и т.д.</text:p>
      <text:p text:style-name="P2"><text:s/></text:p>
      <text:p text:style-name="P2">ПРЕДСЕДАТЕЛЬСТВУЮЩИЙ: ФИО - председатель (заместитель) диссертационного совета:</text:p>
      <text:p text:style-name="P2">СЕКРЕТАРЬ: ФИО - ученый секретарь диссертационного совета:</text:p>
      <text:p text:style-name="P2">ПОВЕСТКА ДНЯ: к защите диссертации <text:s text:c="2"/>ФИО, тема, специальность</text:p>
      <text:p text:style-name="P1"><text:span text:style-name="T3">СЛУШАЛИ</text:span><text:span text:style-name="T7">: </text:span></text:p>
      <text:p text:style-name="P1"><text:span text:style-name="T2">- сообщение председательствующего о принятии диссертации ___ФИО_в_родительном_падеже___ к предварительному рассмотрению и назначении экспертной комиссии в соответствии п.4.1 раздела </text:span><text:span text:style-name="T4">IV</text:span><text:span text:style-name="T2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. <text:s text:c="2"/></text:span></text:p>
      <text:p text:style-name="P1"><text:span text:style-name="T2">- сообщение председателя экспертной комиссии о результатах </text:span><text:span text:style-name="T8">рассмотрения диссертационной работы;</text:span></text:p>
      <text:p text:style-name="P4">- сообщение ученого секретаря диссертационного совета о наличии письменных согласий официальных оппонентов и ведущей организации.</text:p>
      <text:p text:style-name="P2">ПОСТАНОВИЛИ:</text:p>
      <text:p text:style-name="P6"><text:span text:style-name="T2">По результатам открытого голосования членов диссертационного совета (единогласно) </text:span><text:span text:style-name="T5">считать диссертацию ___ФИО_в_родительном_падеже___ соответствующей профилю диссертационного совета _____________ и принять ее к защите.</text:span></text:p>
      <text:p text:style-name="P13">1) Назначить официальными оппонентами: </text:p>
      <text:p text:style-name="P14">ФИО - доктора _ наук, профессора, должность, место работы;</text:p>
      <text:p text:style-name="P14">ФИО - кандидата _ наук, доцента должность, место работы.</text:p>
      <text:p text:style-name="Text_20_body_20_indent"><text:span text:style-name="T5">2) Назначить ведущей организацией: </text:span><text:span text:style-name="T2">(полное название, город) </text:span></text:p>
      <text:p text:style-name="P18">3) Защиту диссертации проводить на … языке (в случае, если защита планируется на иностранном языке).</text:p>
      <text:p text:style-name="P8">(при необходимости)</text:p>
      <text:p text:style-name="P7"><text:span text:style-name="T9">В связи с тем, что диссертация выполнена по двум научным специальностям, в</text:span><text:span text:style-name="T10">вести, на </text:span><text:span text:style-name="T11">разовую защиту, </text:span><text:span text:style-name="T10">в состав диссертационного совета </text:span><text:span text:style-name="T11">с правом решающего голоса 3 по кандидатской, 5 по докторской докторов наук по специальности</text:span><text:span text:style-name="T12">: </text:span><text:span text:style-name="T6">(специальность дополнительно вводимых членов совета должна соответствовать второй специальности диссертации). </text:span></text:p>
      <text:p text:style-name="P16">Разрешить печать автореферата диссертации в количестве 100 экз.</text:p>
      <text:p text:style-name="P16">Утвердить дополнительный список рассылки автореферата (по специальности защиты)</text:p>
      <text:p text:style-name="P15">Назначить дату защиты диссертации на _____20___г.</text:p>
      <text:p text:style-name="P5"/>
      <text:p text:style-name="P4"><text:soft-page-break/></text:p>
      <text:p text:style-name="P4">Председательствующий на заседании:<text:tab/> <text:s text:c="44"/>ФИО</text:p>
      <text:p text:style-name="P17">Ученый секретарь диссертационного совета<text:tab/> <text:s text:c="35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02-12T23:55:00</meta:creation-date>
    <dc:date>2025-10-18T14:08:29.654887973</dc:date>
    <meta:print-date>2017-12-14T20:26:00</meta:print-date>
    <meta:editing-cycles>18</meta:editing-cycles>
    <meta:editing-duration>PT3H50M50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7" meta:word-count="260" meta:character-count="2307" meta:non-whitespace-character-count="1979"/>
  </office:meta>
</office:document-meta>
</file>